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6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stroke="none" svg:stroke-color="#000000" draw:fill="none" draw:fill-color="#ffffff" fo:min-height="0.35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11.65cm" fo:min-width="20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Math TeX Gyre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5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5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7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5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7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cm" svg:height="0.602cm" svg:x="5.1cm" svg:y="2.6cm">
          <draw:text-box>
            <text:p text:style-name="P2"><text:span text:style-name="T1">U</text:span></text:p>
          </draw:text-box>
        </draw:frame>
        <draw:frame draw:style-name="gr3" draw:text-style-name="P3" draw:layer="layout" svg:width="0.8cm" svg:height="0.602cm" svg:x="7.1cm" svg:y="2.6cm">
          <draw:text-box>
            <text:p text:style-name="P2"><text:span text:style-name="T1">V</text:span></text:p>
          </draw:text-box>
        </draw:frame>
        <draw:frame draw:style-name="gr3" draw:text-style-name="P3" draw:layer="layout" svg:width="0.8cm" svg:height="0.602cm" svg:x="9.1cm" svg:y="2.6cm">
          <draw:text-box>
            <text:p text:style-name="P2"><text:span text:style-name="T1">W</text:span></text:p>
          </draw:text-box>
        </draw:frame>
        <draw:frame draw:style-name="gr3" draw:text-style-name="P3" draw:layer="layout" svg:width="0.8cm" svg:height="0.602cm" svg:x="5.1cm" svg:y="5.9cm">
          <draw:text-box>
            <text:p text:style-name="P2"><text:span text:style-name="T1">Z</text:span></text:p>
          </draw:text-box>
        </draw:frame>
        <draw:frame draw:style-name="gr3" draw:text-style-name="P3" draw:layer="layout" svg:width="0.8cm" svg:height="0.602cm" svg:x="7.1cm" svg:y="5.9cm">
          <draw:text-box>
            <text:p text:style-name="P2"><text:span text:style-name="T1">X</text:span></text:p>
          </draw:text-box>
        </draw:frame>
        <draw:frame draw:style-name="gr3" draw:text-style-name="P3" draw:layer="layout" svg:width="0.8cm" svg:height="0.602cm" svg:x="9.1cm" svg:y="5.9cm">
          <draw:text-box>
            <text:p text:style-name="P2"><text:span text:style-name="T1">Y</text:span></text:p>
          </draw:text-box>
        </draw:frame>
        <draw:custom-shape draw:style-name="gr1" draw:text-style-name="P1" draw:layer="layout" svg:width="7cm" svg:height="5cm" svg:x="1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19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1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3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9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1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3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cm" svg:height="0.602cm" svg:x="19.1cm" svg:y="2.6cm">
          <draw:text-box>
            <text:p text:style-name="P2"><text:span text:style-name="T1">U</text:span></text:p>
          </draw:text-box>
        </draw:frame>
        <draw:frame draw:style-name="gr3" draw:text-style-name="P3" draw:layer="layout" svg:width="0.8cm" svg:height="0.602cm" svg:x="21.1cm" svg:y="2.6cm">
          <draw:text-box>
            <text:p text:style-name="P2"><text:span text:style-name="T1">V</text:span></text:p>
          </draw:text-box>
        </draw:frame>
        <draw:frame draw:style-name="gr3" draw:text-style-name="P3" draw:layer="layout" svg:width="0.8cm" svg:height="0.602cm" svg:x="23.1cm" svg:y="2.6cm">
          <draw:text-box>
            <text:p text:style-name="P2"><text:span text:style-name="T1">W</text:span></text:p>
          </draw:text-box>
        </draw:frame>
        <draw:frame draw:style-name="gr3" draw:text-style-name="P3" draw:layer="layout" svg:width="0.8cm" svg:height="0.602cm" svg:x="19.1cm" svg:y="5.9cm">
          <draw:text-box>
            <text:p text:style-name="P2"><text:span text:style-name="T1">Z</text:span></text:p>
          </draw:text-box>
        </draw:frame>
        <draw:frame draw:style-name="gr3" draw:text-style-name="P3" draw:layer="layout" svg:width="0.8cm" svg:height="0.602cm" svg:x="21.1cm" svg:y="5.9cm">
          <draw:text-box>
            <text:p text:style-name="P2"><text:span text:style-name="T1">X</text:span></text:p>
          </draw:text-box>
        </draw:frame>
        <draw:frame draw:style-name="gr3" draw:text-style-name="P3" draw:layer="layout" svg:width="0.8cm" svg:height="0.602cm" svg:x="23.1cm" svg:y="5.9cm">
          <draw:text-box>
            <text:p text:style-name="P2"><text:span text:style-name="T1">Y</text:span></text:p>
          </draw:text-box>
        </draw:frame>
        <draw:line draw:style-name="gr4" draw:text-style-name="P1" draw:layer="layout" svg:x1="5.5cm" svg:y1="5.5cm" svg:x2="9.5cm" svg:y2="5.5cm">
          <text:p/>
        </draw:line>
        <draw:line draw:style-name="gr4" draw:text-style-name="P1" draw:layer="layout" svg:x1="19.5cm" svg:y1="3.5cm" svg:x2="19.5cm" svg:y2="5.5cm">
          <text:p/>
        </draw:line>
        <draw:line draw:style-name="gr4" draw:text-style-name="P1" draw:layer="layout" svg:x1="21.5cm" svg:y1="3.5cm" svg:x2="21.5cm" svg:y2="5.5cm">
          <text:p/>
        </draw:line>
        <draw:line draw:style-name="gr4" draw:text-style-name="P1" draw:layer="layout" svg:x1="23.5cm" svg:y1="3.5cm" svg:x2="23.5cm" svg:y2="5.5cm">
          <text:p/>
        </draw:line>
        <draw:g>
          <draw:glue-point draw:id="4" svg:x="-5cm" svg:y="-5cm"/>
          <draw:glue-point draw:id="5" svg:x="-5cm" svg:y="5cm"/>
          <draw:line draw:style-name="gr5" draw:text-style-name="P4" draw:layer="layout" svg:x1="8.003cm" svg:y1="8.978cm" svg:x2="8.003cm" svg:y2="9.582cm">
            <text:p/>
          </draw:line>
          <draw:line draw:style-name="gr6" draw:text-style-name="P4" draw:layer="layout" svg:x1="8.003cm" svg:y1="11.396cm" svg:x2="8.003cm" svg:y2="12cm">
            <text:p/>
          </draw:line>
          <draw:path draw:style-name="gr7" draw:text-style-name="P5" draw:layer="layout" svg:width="0.454cm" svg:height="0.33cm" draw:transform="rotate (-1.5707963267949) translate (8.334cm 9.582cm)" svg:viewBox="0 0 455 331" svg:d="M0 331c227-745 455 0 455 0">
            <text:p/>
          </draw:path>
          <draw:path draw:style-name="gr8" draw:text-style-name="P5" draw:layer="layout" svg:width="0.454cm" svg:height="0.33cm" draw:transform="rotate (-1.5707963267949) translate (8.331cm 10.039cm)" svg:viewBox="0 0 455 331" svg:d="M0 331c227-745 455 0 455 0">
            <text:p/>
          </draw:path>
          <draw:path draw:style-name="gr9" draw:text-style-name="P5" draw:layer="layout" svg:width="0.454cm" svg:height="0.33cm" draw:transform="rotate (-1.5707963267949) translate (8.334cm 10.494cm)" svg:viewBox="0 0 455 331" svg:d="M0 331c227-745 455 0 455 0">
            <text:p/>
          </draw:path>
          <draw:path draw:style-name="gr10" draw:text-style-name="P5" draw:layer="layout" svg:width="0.454cm" svg:height="0.33cm" draw:transform="rotate (-1.5707963267949) translate (8.334cm 10.944cm)" svg:viewBox="0 0 455 331" svg:d="M0 331c227-745 455 0 455 0">
            <text:p/>
          </draw:path>
        </draw:g>
        <draw:frame draw:style-name="gr3" draw:text-style-name="P3" draw:layer="layout" svg:width="0.8cm" svg:height="0.602cm" svg:x="7.4cm" svg:y="9cm">
          <draw:text-box>
            <text:p><text:span text:style-name="T1">U</text:span></text:p>
          </draw:text-box>
        </draw:frame>
        <draw:frame draw:style-name="gr3" draw:text-style-name="P3" draw:layer="layout" svg:width="0.8cm" svg:height="0.602cm" svg:x="7.4cm" svg:y="11.4cm">
          <draw:text-box>
            <text:p><text:span text:style-name="T1">X</text:span></text:p>
          </draw:text-box>
        </draw:frame>
        <draw:g>
          <draw:glue-point draw:id="4" svg:x="-5.005cm" svg:y="-4.976cm"/>
          <draw:glue-point draw:id="5" svg:x="4.994cm" svg:y="5.023cm"/>
          <draw:line draw:style-name="gr11" draw:text-style-name="P4" draw:layer="layout" svg:x1="8.002cm" svg:y1="11.997cm" svg:x2="8.525cm" svg:y2="12.299cm">
            <text:p/>
          </draw:line>
          <draw:line draw:style-name="gr12" draw:text-style-name="P4" draw:layer="layout" svg:x1="10.096cm" svg:y1="13.206cm" svg:x2="10.619cm" svg:y2="13.508cm">
            <text:p/>
          </draw:line>
          <draw:path draw:style-name="gr13" draw:text-style-name="P5" draw:layer="layout" svg:width="0.454cm" svg:height="0.33cm" draw:transform="rotate (-0.523598775598299) translate (8.6900793438858cm 12.012747515136cm)" svg:viewBox="0 0 455 331" svg:d="M0 331c227-745 455 0 455 0">
            <text:p/>
          </draw:path>
          <draw:path draw:style-name="gr14" draw:text-style-name="P5" draw:layer="layout" svg:width="0.454cm" svg:height="0.33cm" draw:transform="rotate (-0.523598775598299) translate (9.08435295341529cm 12.2438455913474cm)" svg:viewBox="0 0 455 331" svg:d="M0 331c227-745 455 0 455 0">
            <text:p/>
          </draw:path>
          <draw:path draw:style-name="gr15" draw:text-style-name="P5" draw:layer="layout" svg:width="0.454cm" svg:height="0.33cm" draw:transform="rotate (-0.523598775598299) translate (9.47989451213721cm 12.468747515136cm)" svg:viewBox="0 0 455 331" svg:d="M0 331c227-745 455 0 455 0">
            <text:p/>
          </draw:path>
          <draw:path draw:style-name="gr16" draw:text-style-name="P5" draw:layer="layout" svg:width="0.454cm" svg:height="0.33cm" draw:transform="rotate (-0.523598775598299) translate (9.86960594384021cm 12.693747515136cm)" svg:viewBox="0 0 455 331" svg:d="M0 331c227-745 455 0 455 0">
            <text:p/>
          </draw:path>
        </draw:g>
        <draw:frame draw:style-name="gr3" draw:text-style-name="P3" draw:layer="layout" svg:width="0.8cm" svg:height="0.602cm" svg:x="9.9cm" svg:y="13.3cm">
          <draw:text-box>
            <text:p><text:span text:style-name="T1">V</text:span></text:p>
          </draw:text-box>
        </draw:frame>
        <draw:frame draw:style-name="gr3" draw:text-style-name="P3" draw:layer="layout" svg:width="0.8cm" svg:height="0.602cm" svg:x="7.9cm" svg:y="12.1cm">
          <draw:text-box>
            <text:p><text:span text:style-name="T1">Y</text:span></text:p>
          </draw:text-box>
        </draw:frame>
        <draw:g>
          <draw:glue-point draw:id="4" svg:x="-4.992cm" svg:y="5.023cm"/>
          <draw:glue-point draw:id="5" svg:x="5.003cm" svg:y="-4.976cm"/>
          <draw:line draw:style-name="gr17" draw:text-style-name="P4" draw:layer="layout" svg:x1="5.381cm" svg:y1="13.508cm" svg:x2="5.904cm" svg:y2="13.206cm">
            <text:p/>
          </draw:line>
          <draw:line draw:style-name="gr18" draw:text-style-name="P4" draw:layer="layout" svg:x1="7.475cm" svg:y1="12.299cm" svg:x2="7.998cm" svg:y2="11.997cm">
            <text:p/>
          </draw:line>
          <draw:path draw:style-name="gr19" draw:text-style-name="P5" draw:layer="layout" svg:width="0.454cm" svg:height="0.33cm" draw:transform="rotate (0.523598775598299) translate (5.73895057364923cm 12.919747515136cm)" svg:viewBox="0 0 455 331" svg:d="M0 331c227-745 455 0 455 0">
            <text:p/>
          </draw:path>
          <draw:path draw:style-name="gr20" draw:text-style-name="P5" draw:layer="layout" svg:width="0.454cm" svg:height="0.33cm" draw:transform="rotate (0.523598775598299) translate (6.13622418317872cm 12.6938455913474cm)" svg:viewBox="0 0 455 331" svg:d="M0 331c227-745 455 0 455 0">
            <text:p/>
          </draw:path>
          <draw:path draw:style-name="gr21" draw:text-style-name="P5" draw:layer="layout" svg:width="0.454cm" svg:height="0.33cm" draw:transform="rotate (0.523598775598299) translate (6.52876574190064cm 12.463747515136cm)" svg:viewBox="0 0 455 331" svg:d="M0 331c227-745 455 0 455 0">
            <text:p/>
          </draw:path>
          <draw:path draw:style-name="gr22" draw:text-style-name="P5" draw:layer="layout" svg:width="0.454cm" svg:height="0.33cm" draw:transform="rotate (0.523598775598299) translate (6.91847717360363cm 12.238747515136cm)" svg:viewBox="0 0 455 331" svg:d="M0 331c227-745 455 0 455 0">
            <text:p/>
          </draw:path>
        </draw:g>
        <draw:frame draw:style-name="gr3" draw:text-style-name="P3" draw:layer="layout" svg:width="0.8cm" svg:height="0.602cm" svg:x="5.3cm" svg:y="13.3cm">
          <draw:text-box>
            <text:p><text:span text:style-name="T1">W</text:span></text:p>
          </draw:text-box>
        </draw:frame>
        <draw:frame draw:style-name="gr3" draw:text-style-name="P3" draw:layer="layout" svg:width="0.8cm" svg:height="0.602cm" svg:x="7.4cm" svg:y="12.1cm">
          <draw:text-box>
            <text:p><text:span text:style-name="T1">Z</text:span></text:p>
          </draw:text-box>
        </draw:frame>
        <draw:g>
          <draw:glue-point draw:id="4" svg:x="-4.98cm" svg:y="5.005cm"/>
          <draw:glue-point draw:id="5" svg:x="5.02cm" svg:y="-4.99cm"/>
          <draw:line draw:style-name="gr23" draw:text-style-name="P4" draw:layer="layout" svg:x1="19.994cm" svg:y1="12.6cm" svg:x2="20.294cm" svg:y2="12.081cm">
            <text:p/>
          </draw:line>
          <draw:line draw:style-name="gr24" draw:text-style-name="P4" draw:layer="layout" svg:x1="21.194cm" svg:y1="10.521cm" svg:x2="21.494cm" svg:y2="10.002cm">
            <text:p/>
          </draw:line>
          <draw:path draw:style-name="gr25" draw:text-style-name="P5" draw:layer="layout" svg:width="0.451cm" svg:height="0.326cm" draw:transform="rotate (1.0471975511966) translate (20.0105489711254cm 11.9177286460432cm)" svg:viewBox="0 0 452 327" svg:d="M0 327c225-736 452 0 452 0">
            <text:p/>
          </draw:path>
          <draw:path draw:style-name="gr26" draw:text-style-name="P5" draw:layer="layout" svg:width="0.451cm" svg:height="0.326cm" draw:transform="rotate (1.0471975511966) translate (20.2399524647495cm 11.526318283365cm)" svg:viewBox="0 0 452 327" svg:d="M0 327c225-736 452 0 452 0">
            <text:p/>
          </draw:path>
          <draw:path draw:style-name="gr27" draw:text-style-name="P5" draw:layer="layout" svg:width="0.451cm" svg:height="0.326cm" draw:transform="rotate (1.0471975511966) translate (20.4632293152684cm 11.1336632903999cm)" svg:viewBox="0 0 452 327" svg:d="M0 327c225-736 452 0 452 0">
            <text:p/>
          </draw:path>
          <draw:path draw:style-name="gr28" draw:text-style-name="P5" draw:layer="layout" svg:width="0.451cm" svg:height="0.326cm" draw:transform="rotate (1.0471975511966) translate (20.686591327181cm 10.7467889372864cm)" svg:viewBox="0 0 452 327" svg:d="M0 327c225-736 452 0 452 0">
            <text:p/>
          </draw:path>
        </draw:g>
        <draw:frame draw:style-name="gr3" draw:text-style-name="P3" draw:layer="layout" svg:width="0.8cm" svg:height="0.602cm" svg:x="19.4cm" svg:y="12.1cm">
          <draw:text-box>
            <text:p><text:span text:style-name="T1">U</text:span></text:p>
          </draw:text-box>
        </draw:frame>
        <draw:frame draw:style-name="gr3" draw:text-style-name="P3" draw:layer="layout" svg:width="0.8cm" svg:height="0.602cm" svg:x="20.7cm" svg:y="9.9cm">
          <draw:text-box>
            <text:p><text:span text:style-name="T1">X</text:span></text:p>
          </draw:text-box>
        </draw:frame>
        <draw:g>
          <draw:glue-point draw:id="4" svg:x="-5cm" svg:y="5.04cm"/>
          <draw:glue-point draw:id="5" svg:x="5cm" svg:y="5.04cm"/>
          <draw:line draw:style-name="gr29" draw:text-style-name="P4" draw:layer="layout" svg:x1="20cm" svg:y1="12.593cm" svg:x2="20.6cm" svg:y2="12.593cm">
            <text:p/>
          </draw:line>
          <draw:line draw:style-name="gr30" draw:text-style-name="P4" draw:layer="layout" svg:x1="22.4cm" svg:y1="12.593cm" svg:x2="23cm" svg:y2="12.593cm">
            <text:p/>
          </draw:line>
          <draw:path draw:style-name="gr31" draw:text-style-name="P5" draw:layer="layout" svg:width="0.451cm" svg:height="0.326cm" svg:x="20.6cm" svg:y="12.266cm" svg:viewBox="0 0 452 327" svg:d="M0 327c225-736 452 0 452 0">
            <text:p/>
          </draw:path>
          <draw:path draw:style-name="gr32" draw:text-style-name="P5" draw:layer="layout" svg:width="0.451cm" svg:height="0.326cm" svg:x="21.053cm" svg:y="12.269cm" svg:viewBox="0 0 452 327" svg:d="M0 327c225-736 452 0 452 0">
            <text:p/>
          </draw:path>
          <draw:path draw:style-name="gr33" draw:text-style-name="P5" draw:layer="layout" svg:width="0.451cm" svg:height="0.326cm" svg:x="21.505cm" svg:y="12.266cm" svg:viewBox="0 0 452 327" svg:d="M0 327c225-736 452 0 452 0">
            <text:p/>
          </draw:path>
          <draw:path draw:style-name="gr34" draw:text-style-name="P5" draw:layer="layout" svg:width="0.451cm" svg:height="0.326cm" svg:x="21.952cm" svg:y="12.266cm" svg:viewBox="0 0 452 327" svg:d="M0 327c225-736 452 0 452 0">
            <text:p/>
          </draw:path>
        </draw:g>
        <draw:frame draw:style-name="gr3" draw:text-style-name="P3" draw:layer="layout" svg:width="0.8cm" svg:height="0.602cm" svg:x="21.5cm" svg:y="9.9cm">
          <draw:text-box>
            <text:p><text:span text:style-name="T1">V</text:span></text:p>
          </draw:text-box>
        </draw:frame>
        <draw:frame draw:style-name="gr3" draw:text-style-name="P3" draw:layer="layout" svg:width="0.8cm" svg:height="0.602cm" svg:x="22.8cm" svg:y="12.1cm">
          <draw:text-box>
            <text:p><text:span text:style-name="T1">Y</text:span></text:p>
          </draw:text-box>
        </draw:frame>
        <draw:g>
          <draw:glue-point draw:id="4" svg:x="-5.02cm" svg:y="-4.992cm"/>
          <draw:glue-point draw:id="5" svg:x="4.98cm" svg:y="5.007cm"/>
          <draw:line draw:style-name="gr35" draw:text-style-name="P4" draw:layer="layout" svg:x1="21.495cm" svg:y1="9.979cm" svg:x2="21.795cm" svg:y2="10.498cm">
            <text:p/>
          </draw:line>
          <draw:line draw:style-name="gr36" draw:text-style-name="P4" draw:layer="layout" svg:x1="22.695cm" svg:y1="12.058cm" svg:x2="22.995cm" svg:y2="12.577cm">
            <text:p/>
          </draw:line>
          <draw:path draw:style-name="gr37" draw:text-style-name="P5" draw:layer="layout" svg:width="0.451cm" svg:height="0.326cm" draw:transform="rotate (-1.0471975511966) translate (22.0780539408534cm 10.3351425837202cm)" svg:viewBox="0 0 452 327" svg:d="M0 327c225-736 452 0 452 0">
            <text:p/>
          </draw:path>
          <draw:path draw:style-name="gr38" draw:text-style-name="P5" draw:layer="layout" svg:width="0.451cm" svg:height="0.326cm" draw:transform="rotate (-1.0471975511966) translate (22.3023235114252cm 10.7295170182547cm)" svg:viewBox="0 0 452 327" svg:d="M0 327c225-736 452 0 452 0">
            <text:p/>
          </draw:path>
          <draw:path draw:style-name="gr39" draw:text-style-name="P5" draw:layer="layout" svg:width="0.451cm" svg:height="0.326cm" draw:transform="rotate (-1.0471975511966) translate (22.5307342849964cm 11.1192079393636cm)" svg:viewBox="0 0 452 327" svg:d="M0 327c225-736 452 0 452 0">
            <text:p/>
          </draw:path>
          <draw:path draw:style-name="gr40" draw:text-style-name="P5" draw:layer="layout" svg:width="0.451cm" svg:height="0.326cm" draw:transform="rotate (-1.0471975511966) translate (22.754096296909cm 11.5060822924771cm)" svg:viewBox="0 0 452 327" svg:d="M0 327c225-736 452 0 452 0">
            <text:p/>
          </draw:path>
        </draw:g>
        <draw:frame draw:style-name="gr3" draw:text-style-name="P3" draw:layer="layout" svg:width="0.8cm" svg:height="0.602cm" svg:x="22.3cm" svg:y="12.6cm">
          <draw:text-box>
            <text:p><text:span text:style-name="T1">W</text:span></text:p>
          </draw:text-box>
        </draw:frame>
        <draw:frame draw:style-name="gr3" draw:text-style-name="P3" draw:layer="layout" svg:width="0.8cm" svg:height="0.602cm" svg:x="19.9cm" svg:y="12.6cm">
          <draw:text-box>
            <text:p><text:span text:style-name="T1">Z</text:span></text:p>
          </draw:text-box>
        </draw:frame>
        <draw:custom-shape draw:style-name="gr41" draw:text-style-name="P1" draw:layer="layout" svg:width="21.4cm" svg:height="11.9cm" svg:x="3.8cm" svg:y="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8:30:03.576346561</meta:creation-date>
    <dc:date>2020-10-20T08:56:57.848091278</dc:date>
    <meta:editing-duration>PT26M52S</meta:editing-duration>
    <meta:editing-cycles>6</meta:editing-cycles>
    <meta:generator>LibreOffice/6.1.5.2$Linux_X86_64 LibreOffice_project/10$Build-2</meta:generator>
    <meta:document-statistic meta:object-count="85"/>
  </office:meta>
</office:document-meta>
</file>